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Preformatted_20_Text">
      <style:text-properties fo:font-size="9pt" style:font-size-asian="9pt" style:font-size-complex="9pt"/>
    </style:style>
    <style:style style:name="P18" style:family="paragraph" style:parent-style-name="Text_20_body">
      <style:text-properties officeooo:rsid="00b64c18" officeooo:paragraph-rsid="00b64c18"/>
    </style:style>
    <style:style style:name="P19" style:family="paragraph" style:parent-style-name="Text_20_body">
      <style:text-properties officeooo:rsid="00b6e89a" officeooo:paragraph-rsid="00b6e89a"/>
    </style:style>
    <style:style style:name="P20" style:family="paragraph" style:parent-style-name="Text_20_body" style:list-style-name="L1">
      <style:text-properties officeooo:rsid="00b6e89a" officeooo:paragraph-rsid="00b6e89a"/>
    </style:style>
    <style:style style:name="P21" style:family="paragraph" style:parent-style-name="Heading_20_2">
      <style:text-properties officeooo:paragraph-rsid="00b6e89a"/>
    </style:style>
    <style:style style:name="P22" style:family="paragraph" style:parent-style-name="Table_20_Contents">
      <style:text-properties officeooo:rsid="00b6e89a" officeooo:paragraph-rsid="00b6e89a"/>
    </style:style>
    <style:style style:name="P23" style:family="paragraph" style:parent-style-name="Text_20_body">
      <style:text-properties officeooo:rsid="00b8d34a" officeooo:paragraph-rsid="00b8d34a"/>
    </style:style>
    <style:style style:name="P24" style:family="paragraph" style:parent-style-name="Table_20_Heading">
      <style:text-properties officeooo:paragraph-rsid="00bc8d62"/>
    </style:style>
    <style:style style:name="P25" style:family="paragraph" style:parent-style-name="Table_20_Contents">
      <style:text-properties officeooo:rsid="00bc8d62" officeooo:paragraph-rsid="00bc8d62"/>
    </style:style>
    <style:style style:name="P26" style:family="paragraph" style:parent-style-name="Text_20_body">
      <style:text-properties officeooo:rsid="00bc8d62" officeooo:paragraph-rsid="00bc8d62"/>
    </style:style>
    <style:style style:name="P27" style:family="paragraph" style:parent-style-name="Text_20_body">
      <style:text-properties officeooo:rsid="00bdbf47" officeooo:paragraph-rsid="00bf560e"/>
    </style:style>
    <style:style style:name="P28" style:family="paragraph" style:parent-style-name="Text_20_body">
      <style:text-properties officeooo:rsid="00bdbf47" officeooo:paragraph-rsid="00bdbf47"/>
    </style:style>
    <style:style style:name="P29" style:family="paragraph" style:parent-style-name="Text_20_body">
      <style:text-properties officeooo:rsid="00bf560e" officeooo:paragraph-rsid="00bf560e"/>
    </style:style>
    <style:style style:name="P30" style:family="paragraph" style:parent-style-name="Text_20_body">
      <style:text-properties officeooo:rsid="00bf560e" officeooo:paragraph-rsid="00c1113a"/>
    </style:style>
    <style:style style:name="P31" style:family="paragraph" style:parent-style-name="Text_20_body">
      <style:text-properties officeooo:rsid="00c1113a" officeooo:paragraph-rsid="00c1113a"/>
    </style:style>
    <style:style style:name="P32" style:family="paragraph" style:parent-style-name="Preformatted_20_Text">
      <style:text-properties fo:font-size="9pt" officeooo:rsid="00c1113a" style:font-size-asian="9pt" style:font-size-complex="9pt"/>
    </style:style>
    <style:style style:name="P33" style:family="paragraph" style:parent-style-name="Text_20_body">
      <style:text-properties officeooo:rsid="00c27cc8" officeooo:paragraph-rsid="00c27cc8"/>
    </style:style>
    <style:style style:name="P34" style:family="paragraph" style:parent-style-name="Preformatted_20_Text">
      <style:text-properties fo:font-size="9pt" fo:font-weight="bold" style:font-size-asian="9pt" style:font-weight-asian="bold" style:font-size-complex="9pt" style:font-weight-complex="bold"/>
    </style:style>
    <style:style style:name="P35" style:family="paragraph" style:parent-style-name="Preformatted_20_Text">
      <style:text-properties fo:font-size="9pt" fo:font-weight="bold" officeooo:paragraph-rsid="00c27cc8" style:font-size-asian="9pt" style:font-weight-asian="bold" style:font-size-complex="9pt" style:font-weight-complex="bold"/>
    </style:style>
    <style:style style:name="P36" style:family="paragraph" style:parent-style-name="Heading_20_3">
      <style:text-properties officeooo:paragraph-rsid="00baaad6"/>
    </style:style>
    <style:style style:name="P37" style:family="paragraph" style:parent-style-name="Standard">
      <style:text-properties officeooo:paragraph-rsid="00854981"/>
    </style:style>
    <style:style style:name="P38" style:family="paragraph" style:parent-style-name="Text_20_body">
      <style:text-properties officeooo:paragraph-rsid="0079ea53"/>
    </style:style>
    <style:style style:name="P39" style:family="paragraph" style:parent-style-name="Heading_20_3">
      <style:text-properties officeooo:rsid="008dd97f" officeooo:paragraph-rsid="008dd97f"/>
    </style:style>
    <style:style style:name="P40" style:family="paragraph" style:parent-style-name="Text_20_body">
      <style:text-properties officeooo:paragraph-rsid="008dd97f"/>
    </style:style>
    <style:style style:name="P41" style:family="paragraph" style:parent-style-name="Standard">
      <style:paragraph-properties fo:text-align="center" style:justify-single-word="false"/>
      <style:text-properties fo:font-size="16pt" style:font-size-asian="16pt" style:font-size-complex="16pt"/>
    </style:style>
    <style:style style:name="P42"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3d1cc5"/>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40414a"/>
    </style:style>
    <style:style style:name="T10" style:family="text">
      <style:text-properties fo:font-style="italic" style:font-style-asian="italic" style:font-style-complex="italic"/>
    </style:style>
    <style:style style:name="T11"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b4e7da"/>
    </style:style>
    <style:style style:name="T13" style:family="text">
      <style:text-properties fo:font-style="normal" style:font-style-asian="normal" style:font-style-complex="normal"/>
    </style:style>
    <style:style style:name="T14" style:family="text">
      <style:text-properties fo:font-style="normal" officeooo:rsid="00bdbf47" style:font-style-asian="normal" style:font-style-complex="normal"/>
    </style:style>
    <style:style style:name="T15" style:family="text">
      <style:text-properties officeooo:rsid="00b64c18"/>
    </style:style>
    <style:style style:name="T16" style:family="text">
      <style:text-properties officeooo:rsid="00b6e89a"/>
    </style:style>
    <style:style style:name="T17" style:family="text">
      <style:text-properties officeooo:rsid="00b7b6f3"/>
    </style:style>
    <style:style style:name="T18" style:family="text">
      <style:text-properties fo:font-style="normal" officeooo:rsid="00a3b06d" style:font-style-asian="normal" style:font-style-complex="normal"/>
    </style:style>
    <style:style style:name="T19" style:family="text">
      <style:text-properties fo:font-style="normal" officeooo:rsid="0048556a" style:font-style-asian="normal" style:font-style-complex="normal"/>
    </style:style>
    <style:style style:name="T20" style:family="text">
      <style:text-properties fo:font-style="normal" officeooo:rsid="00baaad6" style:font-style-asian="normal" style:font-style-complex="normal"/>
    </style:style>
    <style:style style:name="T21" style:family="text">
      <style:text-properties officeooo:rsid="00b8d34a"/>
    </style:style>
    <style:style style:name="T22" style:family="text">
      <style:text-properties fo:font-size="10pt" officeooo:rsid="004ea549"/>
    </style:style>
    <style:style style:name="T23" style:family="text">
      <style:text-properties fo:font-size="10pt"/>
    </style:style>
    <style:style style:name="T24" style:family="text">
      <style:text-properties officeooo:rsid="00bf560e"/>
    </style:style>
    <style:style style:name="T25" style:family="text">
      <style:text-properties fo:font-style="normal" officeooo:rsid="00bf560e" style:font-style-asian="normal" style:font-style-complex="normal"/>
    </style:style>
    <style:style style:name="T26" style:family="text">
      <style:text-properties officeooo:rsid="00c1113a"/>
    </style:style>
    <style:style style:name="T27" style:family="text">
      <style:text-properties fo:font-weight="bold" style:font-weight-asian="bold" style:font-weight-complex="bold"/>
    </style:style>
    <style:style style:name="T28" style:family="text">
      <style:text-properties officeooo:rsid="00c27cc8"/>
    </style:style>
    <style:style style:name="T29" style:family="text">
      <style:text-properties officeooo:rsid="0079ea53"/>
    </style:style>
    <style:style style:name="T30" style:family="text">
      <style:text-properties fo:font-size="10pt" officeooo:rsid="0079ea53"/>
    </style:style>
    <style:style style:name="T31" style:family="text">
      <style:text-properties officeooo:rsid="007cea80"/>
    </style:style>
    <style:style style:name="T32"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33" style:family="text">
      <style:text-properties officeooo:rsid="007ac8bf"/>
    </style:style>
    <style:style style:name="T34" style:family="text">
      <style:text-properties fo:font-size="10pt" fo:font-style="normal" officeooo:rsid="00835124" style:font-style-asian="normal" style:font-style-complex="normal"/>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41"><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42">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2</text:p>
          <text:p text:style-name="P4"><text:s/>0.4. <text:s/>Copyright<text:tab/>2</text:p>
          <text:p text:style-name="P3"><text:s/>1. <text:s/>Overview<text:tab/>3</text:p>
          <text:p text:style-name="P4"><text:s/>1.1. <text:s/>VDMJ<text:tab/>3</text:p>
          <text:p text:style-name="P4"><text:s/>1.2. <text:s/>VDMJ <text:span text:style-name="T1">Plugins</text:span><text:tab/>3</text:p>
          <text:p text:style-name="P4"><text:s/>1.3. <text:s/>Proof Obligations<text:tab/>3</text:p>
          <text:p text:style-name="P4"><text:s/>1.4. <text:s/>QuickCheck Package Overview<text:tab/>3</text:p>
          <text:p text:style-name="P3"><text:s/>2. <text:s/>Package Detail<text:tab/>4</text:p>
          <text:p text:style-name="P3"><text:s/>3. <text:s/>Scenarios<text:tab/>5</text:p>
          <text:p text:style-name="P4"><text:s/>3.1. <text:s/>Server <text:span text:style-name="T1">Creation</text:span> and Lifecycle<text:tab/>5</text:p>
        </text:index-body>
      </text:table-of-content>
      <text:list xml:id="list180149479271655"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span text:style-name="T3">Overture, </text:span><text:a xlink:type="simple" xlink:href="https://github.com/overturetool/overture" text:style-name="Internet_20_link" text:visited-style-name="Visited_20_Internet_20_Link"><text:span text:style-name="T3">https://github.com/overturetool/overture</text:span></text:a><text:span text:style-name="T4"> </text:span></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8014947927165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6">for</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9">][</text:span><text:span text:style-name="T2">2</text:span><text:span text:style-name="T9">][</text:span><text:span text:style-name="T2">3]</text:span>. It includes a parser, a type checker, an interpreter (with arbitrary precision arithmetic), a debugger, a proof obligation generator and a combinatorial test generator with coverage recording, as well as <text:span text:style-name="T10">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LSP </text:span><text:span text:style-name="T11">Plugins</text:span><text:bookmark-end text:name="__RefHeading___Toc339_1757726760"/></text:h>
            </text:list-item>
          </text:list>
        </text:list-item>
      </text:list>
      <text:p text:style-name="P13">VDMJ <text:span text:style-name="T5">and the VDMJ LSP Server are</text:span> designed as a collection of <text:span text:style-name="T10">plugins</text:span>, each offering new analyses and services to the tool.</text:p>
      <text:p text:style-name="P13">Some plugins are built-in and offer parsing, type checking, execution and proof obligation generation. But <text:span text:style-name="T12">extra</text:span> plugins can be added by including them on the Java classpath. See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LSP </text:span>plugin<text:span text:style-name="T8">s</text:span>. <text:span text:style-name="T8">These </text:span><text:span text:style-name="T12">provides two</text:span> commands <text:span text:style-name="T5">in each environment</text:span>, “qc” and “qr”, which analyse proof obligations.</text:p>
      <text:list xml:id="list180151269646533"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In VDM, a <text:span text:style-name="T10">proof obligation </text:span><text:span text:style-name="T13">is a short boolean expressions which will always be true if the specification is free from some particular vulnerability. For example, a function which performs an arithmetic division will fail if the denominator is zero. In the case, the obligation would state that the denominator </text:span><text:span text:style-name="T14">can</text:span><text:span text:style-name="T13"> never </text:span><text:span text:style-name="T14">be </text:span><text:span text:style-name="T13">zero </text:span><text:span text:style-name="T14">in that particular call context.</text:span></text:p>
      <text:p text:style-name="P16"><text:span text:style-name="T13">Proof obligations have two parts: a context stack which describes how an evaluation may reach a particular vulnerability, and the obligation that must hold at that point. For a vulnerability within a function, the outermost part of the context stack effectively says “for all possible argument values to this function”. Subsequent context items describe the choices that the function has to make to reach the vulnerability, such as if/then/else choices, cases clauses and so on. And then lastly, the obligation expression itself is added for form the complete obligation expression.</text:span></text:p>
      <text:p text:style-name="P16"><text:span text:style-name="T13">For example:</text:span></text:p>
      <text:p text:style-name="P17"><text:span text:style-name="T15">(</text:span>forall tr:Trace, aperi:nat1, vdel:nat1, mk_Pacemaker(aperiod, vdelay):Pacemaker &amp;</text:p>
      <text:p text:style-name="P17"><text:s text:c="2"/>(forall i in set (inds (tl tr)) &amp;</text:p>
      <text:p text:style-name="P17"><text:s text:c="4"/>(((i mod aperi) = (vdel + 1)) =&gt;</text:p>
      <text:p text:style-name="P17"><text:s text:c="6"/>i in set inds tr)))</text:p>
      <text:p text:style-name="P17"/>
      <text:p text:style-name="P18">Here, the first line is the outermost context, and shows the possible arguments to this operation, as well as the 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8">You can see that it is possible to falsify this obligation by setting the following argument values:</text:p>
      <text:p text:style-name="P17">Counterexample: tr = [], vdel = 1, aperi = 1, vdelay = 0, aperiod = 0</text:p>
      <text:p text:style-name="P17">Causes Error 4033: Tail sequence is empty at line 2:21</text:p>
      <text:p text:style-name="Preformatted_20_Text"/>
      <text:p text:style-name="P18">This indicates that it is possible to pass arguments to th<text:span text:style-name="T8">e</text:span> operation <text:span text:style-name="T8">that contains this obligation</text:span> that <text:soft-page-break/>will cause <text:span text:style-name="T8">the operation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16">or the same counterexample arguments would no longer produce a false/error result.</text:span></text:p>
      <text:p text:style-name="P19">QuickCheck is a tool for analysing proof obligations and labelling them as one of three categories:</text:p>
      <text:list text:style-name="L1">
        <text:list-item>
          <text:p text:style-name="P20">FAILED, with counterexample arguments (as above)</text:p>
        </text:list-item>
        <text:list-item>
          <text:p text:style-name="P20">Probably PROVABLE, with reasons <text:span text:style-name="T8">why it is believed to be true in all cases</text:span></text:p>
        </text:list-item>
        <text:list-item>
          <text:p text:style-name="P20">MAYBE correct – which means neither of the cases above.</text:p>
        </text:list-item>
      </text:list>
      <text:list text:continue-list="list180151269646533" text:style-name="Outline">
        <text:list-item>
          <text:list>
            <text:list-item>
              <text:h text:style-name="P21" text:outline-level="2"><text:bookmark-start text:name="__RefHeading___Toc5843_348362713"/><text:span text:style-name="T6">QuickCheck</text:span><text:span text:style-name="T3">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2">plugin</text:p>
          </table:table-cell>
          <table:table-cell table:style-name="Packages.B2" office:value-type="string">
            <text:p text:style-name="P22">Classes that <text:span text:style-name="T17">provide the</text:span> VDMJ and LSP plugin <text:span text:style-name="T17">interface</text:span></text:p>
          </table:table-cell>
        </table:table-row>
        <table:table-row table:style-name="Packages.2">
          <table:table-cell table:style-name="Packages.A2" office:value-type="string">
            <text:p text:style-name="P22">commands</text:p>
          </table:table-cell>
          <table:table-cell table:style-name="Packages.B2" office:value-type="string">
            <text:p text:style-name="P22">The “qc” and “qr” commands to perform PO analysis</text:p>
          </table:table-cell>
        </table:table-row>
        <table:table-row table:style-name="Packages.2">
          <table:table-cell table:style-name="Packages.A2" office:value-type="string">
            <text:p text:style-name="P22">strategies</text:p>
          </table:table-cell>
          <table:table-cell table:style-name="Packages.B2" office:value-type="string">
            <text:p text:style-name="P22">Classes that implement the built-in strategies</text:p>
          </table:table-cell>
        </table:table-row>
        <table:table-row table:style-name="Packages.2">
          <table:table-cell table:style-name="Packages.A2" office:value-type="string">
            <text:p text:style-name="P22">visitors</text:p>
          </table:table-cell>
          <table:table-cell table:style-name="Packages.B2" office:value-type="string">
            <text:p text:style-name="P22">Visitors used by the built-in strategies</text:p>
          </table:table-cell>
        </table:table-row>
        <table:table-row table:style-name="Packages.2">
          <table:table-cell table:style-name="Packages.A2" office:value-type="string">
            <text:p text:style-name="P22">annotations</text:p>
          </table:table-cell>
          <table:table-cell table:style-name="Packages.B2" office:value-type="string">
            <text:p text:style-name="P22">The @QuickCheck annotation</text:p>
          </table:table-cell>
        </table:table-row>
        <table:table-row table:style-name="Packages.2">
          <table:table-cell table:style-name="Packages.A2" office:value-type="string">
            <text:p text:style-name="P22">quickcheck</text:p>
          </table:table-cell>
          <table:table-cell table:style-name="Packages.B2" office:value-type="string">
            <text:p text:style-name="P22">The main QuickCheck class that coordinates the analysis.</text:p>
          </table:table-cell>
        </table:table-row>
      </table:table>
      <text:p text:style-name="Text_20_body"/>
      <text:p text:style-name="P23"><text:span text:style-name="T13">The </text:span><text:span text:style-name="T10">plugin </text:span><text:span text:style-name="T13">package contains classes that implement the VDMJ and LSP AnalysisPlugin interface. These are thin wrappers around the common QuickCheck class which is the common implementation for both plugins.</text:span></text:p>
      <text:p text:style-name="P23"><text:span text:style-name="T18">T</text:span><text:span text:style-name="T13">he </text:span><text:span text:style-name="T10">commands </text:span><text:span text:style-name="T13">package contains classes that implement the VDMJ and LSP AnalysisCommand interface. This allows the “qc” and “qr” commands to be made available to users on the command line.</text:span></text:p>
      <text:p text:style-name="P23"><text:span text:style-name="T13">There are six built-in </text:span><text:span text:style-name="T10">strategies </text:span><text:span text:style-name="T13">for searching for argument bindings, in order to categorize the PO as FAILED, PROVABLE or MAYBE. It is possible for users to add more, as discussed below.</text:span></text:p>
      <text:p text:style-name="P23"><text:span text:style-name="T13">The built-in strategies use common </text:span><text:span text:style-name="T10">visitors </text:span><text:span text:style-name="T13">for processing obligations.</text:span></text:p>
      <text:p text:style-name="P23"><text:span text:style-name="T13">There is a @QuickCheck annotation that can be used for functions with polymorphic type parameters. This is defined in the </text:span><text:span text:style-name="T10">annotations</text:span><text:span text:style-name="T13"> package.</text:span></text:p>
      <text:p text:style-name="P23"><text:span text:style-name="T13">And lastly the main QuickCheck class is in the </text:span><text:span text:style-name="T10">quickcheck </text:span><text:span text:style-name="T13">package.</text:span><text:span text:style-name="T19"> </text:span><text:span text:style-name="T20">This performs the 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he packages within QuickCheck.plugin</text:p>
      <text:list text:continue-numbering="true" text:style-name="Outline">
        <text:list-item>
          <text:list>
            <text:list-item>
              <text:h text:style-name="Heading_20_2" text:outline-level="2"><text:span text:style-name="T21">The </text:span>commands <text:span text:style-name="T21">package</text:span></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24">Class Summary</text:p>
          </table:table-cell>
          <table:covered-table-cell/>
        </table:table-row>
        <table:table-row table:style-name="vdmj_5f_pog.2">
          <table:table-cell table:style-name="vdmj_5f_pog.A2" office:value-type="string">
            <text:p text:style-name="P25">QuickCheckCommand</text:p>
          </table:table-cell>
          <table:table-cell table:style-name="vdmj_5f_pog.B2" office:value-type="string">
            <text:p text:style-name="P25">The VDMJ “qc” command</text:p>
          </table:table-cell>
        </table:table-row>
        <table:table-row table:style-name="vdmj_5f_pog.2">
          <table:table-cell table:style-name="vdmj_5f_pog.A2" office:value-type="string">
            <text:p text:style-name="P25">QuickCheckLSPCommand</text:p>
          </table:table-cell>
          <table:table-cell table:style-name="vdmj_5f_pog.B2" office:value-type="string">
            <text:p text:style-name="P25">The LSP “qc” command</text:p>
          </table:table-cell>
        </table:table-row>
        <table:table-row table:style-name="vdmj_5f_pog.2">
          <table:table-cell table:style-name="vdmj_5f_pog.A2" office:value-type="string">
            <text:p text:style-name="P25">QCRunCommand</text:p>
          </table:table-cell>
          <table:table-cell table:style-name="vdmj_5f_pog.B2" office:value-type="string">
            <text:p text:style-name="P25">The VDMJ “qr” command</text:p>
          </table:table-cell>
        </table:table-row>
        <table:table-row table:style-name="vdmj_5f_pog.2">
          <table:table-cell table:style-name="vdmj_5f_pog.A2" office:value-type="string">
            <text:p text:style-name="P25"><text:span text:style-name="T22">Q</text:span><text:span text:style-name="T23">CRunLSPCommand</text:span></text:p>
          </table:table-cell>
          <table:table-cell table:style-name="vdmj_5f_pog.B2" office:value-type="string">
            <text:p text:style-name="P25">The LSP “qr” command</text:p>
          </table:table-cell>
        </table:table-row>
        <table:table-row table:style-name="vdmj_5f_pog.2">
          <table:table-cell table:style-name="vdmj_5f_pog.A2" office:value-type="string">
            <text:p text:style-name="P25">QuickCheckExecutor</text:p>
          </table:table-cell>
          <table:table-cell table:style-name="vdmj_5f_pog.B2" office:value-type="string">
            <text:p text:style-name="P25">An LSP AsyncExecutor for QuickCheck runs</text:p>
          </table:table-cell>
        </table:table-row>
        <table:table-row table:style-name="vdmj_5f_pog.2">
          <table:table-cell table:style-name="vdmj_5f_pog.A2" office:value-type="string">
            <text:p text:style-name="P25">QCConsole</text:p>
          </table:table-cell>
          <table:table-cell table:style-name="vdmj_5f_pog.B2" office:value-type="string">
            <text:p text:style-name="P25">A QuickCheck console that allows “quiet” processing</text:p>
          </table:table-cell>
        </table:table-row>
      </table:table>
      <text:p text:style-name="Text_20_body"/>
      <text:p text:style-name="P26">The commands package contains classes that implement the “qc” and “qr” command for both VDMJ and LSP environments.</text:p>
      <text:p text:style-name="P27">The QuickCheckCommand class extends the abstract VDMJ AnalysisCommand, and implements the “run” method. <text:span text:style-name="T24">It starts by creating a </text:span><text:span text:style-name="T25">QuickCheck instance to actually perform the analysis, and asking it to load its pluggable strategies. The strategies are passed the command line and are responsible for processing and removing any flags that they require.</text:span></text:p>
      <text:p text:style-name="P27">Th<text:span text:style-name="T24">e run method</text:span> is passed the command line that the user entered, and <text:span text:style-name="T24">it processes</text:span> the various <text:span text:style-name="T24">common </text:span>flags that the user can pass.</text:p>
      <text:p text:style-name="P28">After that, the command obtains the POPlugin from the Registry and calls its getProofObligations method, which returns a list of unchecked obligations. This list is cut down by any options that the user has passed which would select a subset of the obligations.</text:p>
      <text:p text:style-name="P29">Next the 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30">If no strategies abort the run, the command loops through the chosen proof obligations.</text:p>
      <text:p text:style-name="P30">Firstly, it calls the getValues method on the QuickCheck instance. This is responsible for calling the getValues method of each of the configured plugins, and these in turn return <text:span text:style-name="T26">lists of values for each type binding in the obligation. See </text:span><text:span text:style-name="T26"><text:bookmark-ref text:reference-format="number" text:ref-name="__RefHeading___Toc7226_2294478471"> 2.2</text:bookmark-ref></text:span><text:span text:style-name="T26">.</text:span></text:p>
      <text:p text:style-name="P31">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5</text:bookmark-ref>. A ConsoleExecTimer thread is also started, which will interrupt the evaluation if it takes too long.</text:p>
      <text:p text:style-name="P31">The console output is produced by the checkObligation method. So when the command has looped through each obligation selected, it terminates with no extra output. For example:</text:p>
      <text:p text:style-name="P17"/>
      <text:p text:style-name="P17">&gt; <text:span text:style-name="T27">qc</text:span></text:p>
      <text:p text:style-name="P17">PO #1, MAYBE in 0.004s</text:p>
      <text:p text:style-name="P17">PO #2, PROVABLE by direct (patterns match all type values) in 0.002s</text:p>
      <text:p text:style-name="P17">PO #3, PROVABLE by witness map_ = &lt;ManyMany&gt;, prset = {} in 0.001s</text:p>
      <text:p text:style-name="P17">PO #4, PROVABLE by direct (body is total) in 0.002s</text:p>
      <text:p text:style-name="P17">PO #5, PROVABLE by witness rels = {|-&gt;}, esets = {|-&gt;} in 0.001s</text:p>
      <text:p text:style-name="P32">&gt;</text:p>
      <text:p text:style-name="P32"/>
      <text:p text:style-name="P33">The processing performed by the QuickCheckLSPCommand is very similar, except it uses an AsyncExecutor called QuickCheckExecutor to actually run the evaluation. This is because VSCode is <text:soft-page-break/>a more asynchronous environment, and the user is allowed to do other operations while the background QuickCheck evaluation is in progress. But apart from that difference, the execution in the QuickCheckExecutor’s “exec” method is very similar to the VDMJ command.</text:p>
      <text:p text:style-name="P33">The output on the VSCode debug console (below) is virtually identical in content to the VDMJ command line because the output is coming from the same QuickCheck processor, but an “OK” is added to let the user know that the background evaluation has completed. If you attempt to do something while “qc” is still running, you will be told “<text:span text:style-name="T10">Still running qc</text:span>”.</text:p>
      <text:p text:style-name="Preformatted_20_Text"/>
      <text:p text:style-name="P34">qc</text:p>
      <text:p text:style-name="P17">PO #1, MAYBE in 0.005s</text:p>
      <text:p text:style-name="P17">PO #2, PROVABLE by direct (patterns match all type values) in 0.003s</text:p>
      <text:p text:style-name="P17">PO #3, PROVABLE by witness map_ = &lt;ManyMany&gt;, prset = {} in 0.001s</text:p>
      <text:p text:style-name="P17">PO #4, PROVABLE by direct (body is total) in 0.001s</text:p>
      <text:p text:style-name="P17">PO #5, PROVABLE by witness rels = {|-&gt;}, esets = {|-&gt;} in 0.001s</text:p>
      <text:p text:style-name="P35"><text:span text:style-name="T28">OK</text:span></text:p>
      <text:p text:style-name="P35"/>
      <text:p text:style-name="P33">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P36" text:outline-level="3">Comments</text:h>
                </text:list-item>
              </text:list>
            </text:list-item>
            <text:list-item>
              <text:h text:style-name="Heading_20_2" text:outline-level="2"><text:bookmark-start text:name="__RefHeading___Toc7226_2294478471"/><text:span text:style-name="T21">The </text:span>strategies <text:span text:style-name="T21">package</text:span><text:bookmark-end text:name="__RefHeading___Toc7226_2294478471"/></text:h>
              <text:list>
                <text:list-item>
                  <text:h text:style-name="P36" text:outline-level="3">Comments</text:h>
                </text:list-item>
              </text:list>
            </text:list-item>
            <text:list-item>
              <text:h text:style-name="Heading_20_2" text:outline-level="2"><text:span text:style-name="T21">The </text:span>visitors <text:span text:style-name="T21">package</text:span></text:h>
              <text:list>
                <text:list-item>
                  <text:h text:style-name="P36" text:outline-level="3">Comments</text:h>
                </text:list-item>
              </text:list>
            </text:list-item>
            <text:list-item>
              <text:h text:style-name="Heading_20_2" text:outline-level="2"><text:span text:style-name="T21">The </text:span>annotations <text:span text:style-name="T21">package</text:span></text:h>
              <text:list>
                <text:list-item>
                  <text:h text:style-name="P36" text:outline-level="3">Comments</text:h>
                </text:list-item>
              </text:list>
            </text:list-item>
            <text:list-item>
              <text:h text:style-name="Heading_20_2" text:outline-level="2"><text:bookmark-start text:name="__RefHeading___Toc7228_2294478471"/><text:span text:style-name="T21">The </text:span>quickcheck <text:span text:style-name="T21">package</text:span><text:bookmark-end text:name="__RefHeading___Toc7228_2294478471"/></text:h>
              <text:list>
                <text:list-item>
                  <text:h text:style-name="P36" text:outline-level="3">Comments</text:h>
                </text:list-item>
              </text:list>
            </text:list-item>
          </text:list>
        </text:list-item>
      </text:list>
      <text:p text:style-name="P37"/>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38"><text:span text:style-name="T29">This section describes the sequence of actions that occur </text:span><text:span text:style-name="T30">during</text:span><text:span text:style-name="T29"> common </text:span><text:span text:style-name="T6">tasks with QuickCheck</text:span><text:span text:style-name="T29">. The intention is to provide a more tangible description of how the classes described in section 2 work </text:span><text:span text:style-name="T31">together </text:span><text:span text:style-name="T29">in practice.</text:span></text:p>
      <text:list text:continue-numbering="true" text:style-name="Outline">
        <text:list-item>
          <text:list>
            <text:list-item>
              <text:h text:style-name="Heading_20_2" text:outline-level="2"><text:bookmark-start text:name="__RefHeading___Toc2855_1099856280"/><text:span text:style-name="T29">Server </text:span><text:span text:style-name="T32">Creation</text:span> <text:span text:style-name="T33">and Lifecycle</text:span><text:bookmark-end text:name="__RefHeading___Toc2855_1099856280"/></text:h>
            </text:list-item>
          </text:list>
        </text:list-item>
      </text:list>
      <text:p text:style-name="P38"><text:span text:style-name="T34"/></text:p>
      <text:list text:continue-numbering="true" text:style-name="Outline">
        <text:list-item>
          <text:list>
            <text:list-item>
              <text:list>
                <text:list-item>
                  <text:h text:style-name="P39" text:outline-level="3">Comments</text:h>
                </text:list-item>
              </text:list>
            </text:list-item>
          </text:list>
        </text:list-item>
      </text:lis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6/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7</text:page-number><text:s/>of <text:page-count style:num-format="1">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292</meta:editing-cycles>
    <meta:editing-duration>P3DT14H32M46S</meta:editing-duration>
    <dc:date>2024-12-16T18:01:49.092052083</dc:date>
    <dc:subject>QuickCheck</dc:subject>
    <meta:print-date>2024-04-23T18:12:20.477633421</meta:print-date>
    <meta:printed-by>PDF files</meta:printed-by>
    <meta:keyword>QuickCheck</meta:keyword>
    <meta:document-statistic meta:table-count="6" meta:image-count="1" meta:object-count="0" meta:page-count="7" meta:paragraph-count="145" meta:word-count="1724" meta:character-count="10862" meta:non-whitespace-character-count="9245"/>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